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2</text:p>
          </table:table-cell>
          <table:table-cell office:value-type="string" calcext:value-type="string">
            <text:p>ProjectPropsal</text:p>
          </table:table-cell>
          <table:table-cell office:value-type="string" calcext:value-type="string">
            <text:p>Lab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Homework8</text:p>
          </table:table-cell>
          <table:table-cell office:value-type="string" calcext:value-type="string">
            <text:p>Lab4</text:p>
          </table:table-cell>
          <table:table-cell office:value-type="string" calcext:value-type="string">
            <text:p>FinalExam</text:p>
          </table:table-cell>
          <table:table-cell office:value-type="string" calcext:value-type="string">
            <text:p>FinalBonus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ClassPart</text:p>
          </table:table-cell>
          <table:table-cell office:value-type="string" calcext:value-type="string">
            <text:p>AveHome</text:p>
          </table:table-cell>
          <table:table-cell office:value-type="string" calcext:value-type="string">
            <text:p>GradeEst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Letter</text:p>
          </table:table-cell>
          <table:table-cell/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" calcext:value-type="float">
            <text:p>0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table:formula="of:=77.75+15" office:value-type="float" office:value="92.75" calcext:value-type="float">
            <text:p>92.75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+10)/20" office:value-type="float" office:value="0.95" calcext:value-type="float">
            <text:p>0.95</text:p>
          </table:table-cell>
          <table:table-cell office:value-type="float" office:value="80.7" calcext:value-type="float">
            <text:p>80.7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5.26" calcext:value-type="float">
            <text:p>85.26</text:p>
          </table:table-cell>
          <table:table-cell table:formula="of:=15.25/20" office:value-type="float" office:value="0.7625" calcext:value-type="float">
            <text:p>0.7625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95.9" calcext:value-type="float">
            <text:p>95.9</text:p>
          </table:table-cell>
          <table:table-cell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2]+[.M2]+[.L2]+[.S2])/4" office:value-type="float" office:value="0.975" calcext:value-type="float">
            <text:p>0.975</text:p>
          </table:table-cell>
          <table:table-cell table:formula="of:=([.R2]+[.O2]+[.K2]+[.J2]*100+[.H2]+[.G2]+[.F2]+[.D2])/8" office:value-type="float" office:value="90.2025" calcext:value-type="float">
            <text:p>90.2025</text:p>
          </table:table-cell>
          <table:table-cell table:formula="of:=[.X2]/100*0.2+[.W2]*0.1+[.V2]*0.1+[.T2]*0.15+[.Q2]*0.15+[.P2]*0.15+[.I2]*0.15" office:value-type="float" office:value="0.880839782608695" calcext:value-type="float">
            <text:p>0.8808397826</text:p>
          </table:table-cell>
          <table:table-cell table:formula="of:=[.Y2]+0.02" office:value-type="float" office:value="0.900839782608696" calcext:value-type="float">
            <text:p>0.9008397826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ergerson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  <table:table-cell office:value-type="float" office:value="92.58" calcext:value-type="float">
            <text:p>92.58</text:p>
          </table:table-cell>
          <table:table-cell table:formula="of:=58.08+20" office:value-type="float" office:value="78.08" calcext:value-type="float">
            <text:p>7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3.23" calcext:value-type="float">
            <text:p>93.23</text:p>
          </table:table-cell>
          <table:table-cell table:formula="of:=10/10"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91.38" calcext:value-type="float">
            <text:p>91.38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float" office:value="98.19" calcext:value-type="float">
            <text:p>98.19</text:p>
          </table:table-cell>
          <table:table-cell office:value-type="float" office:value="1" calcext:value-type="float">
            <text:p>1</text:p>
          </table:table-cell>
          <table:table-cell table:formula="of:=17.5/23" office:value-type="float" office:value="0.760869565217391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3]+[.M3]+[.L3]+[.S3])/4" office:value-type="float" office:value="0.98125" calcext:value-type="float">
            <text:p>0.98125</text:p>
          </table:table-cell>
          <table:table-cell table:formula="of:=([.R3]+[.O3]+[.K3]+[.J3]*100+[.H3]+[.G3]+[.F3]+[.D3])/8" office:value-type="float" office:value="91.47375" calcext:value-type="float">
            <text:p>91.47375</text:p>
          </table:table-cell>
          <table:table-cell table:formula="of:=[.X3]/100*0.2+[.W3]*0.1+[.V3]*0.1+[.T3]*0.15+[.Q3]*0.15+[.P3]*0.15+[.I3]*0.15" office:value-type="float" office:value="0.898952934782609" calcext:value-type="float">
            <text:p>0.8989529348</text:p>
          </table:table-cell>
          <table:table-cell table:formula="of:=[.Y3]+0.02" office:value-type="float" office:value="0.918952934782609" calcext:value-type="float">
            <text:p>0.9189529348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el Carmen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table:formula="of:=51.04+35" office:value-type="float" office:value="86.04" calcext:value-type="float">
            <text:p>86.04</text:p>
          </table:table-cell>
          <table:table-cell office:value-type="float" office:value="0" calcext:value-type="float">
            <text:p>0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8.87" calcext:value-type="float">
            <text:p>98.87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formula="of:=13/20" office:value-type="float" office:value="0.65" calcext:value-type="float">
            <text:p>0.65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97.71" calcext:value-type="float">
            <text:p>97.71</text:p>
          </table:table-cell>
          <table:table-cell office:value-type="float" office:value="1" calcext:value-type="float">
            <text:p>1</text:p>
          </table:table-cell>
          <table:table-cell table:formula="of:=16/23+0.1" office:value-type="float" office:value="0.795652173913043" calcext:value-type="float">
            <text:p>0.7956521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4]+[.M4]+[.L4]+[.S4])/4" office:value-type="float" office:value="0.975" calcext:value-type="float">
            <text:p>0.975</text:p>
          </table:table-cell>
          <table:table-cell table:formula="of:=([.R4]+[.O4]+[.K4]+[.J4]*100+[.H4]+[.G4]+[.F4]+[.D4])/8" office:value-type="float" office:value="93.53625" calcext:value-type="float">
            <text:p>93.53625</text:p>
          </table:table-cell>
          <table:table-cell table:formula="of:=[.X4]/100*0.2+[.W4]*0.1+[.V4]*0.1+[.T4]*0.15+[.Q4]*0.15+[.P4]*0.15+[.I4]*0.15" office:value-type="float" office:value="0.863295326086957" calcext:value-type="float">
            <text:p>0.8632953261</text:p>
          </table:table-cell>
          <table:table-cell table:formula="of:=[.Y4]+0.02" office:value-type="float" office:value="0.883295326086956" calcext:value-type="float">
            <text:p>0.8832953261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itzgerald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89.84" calcext:value-type="float">
            <text:p>89.84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6/20" office:value-type="float" office:value="0.8" calcext:value-type="float">
            <text:p>0.8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95.76" calcext:value-type="float">
            <text:p>95.76</text:p>
          </table:table-cell>
          <table:table-cell office:value-type="float" office:value="0" calcext:value-type="float">
            <text:p>0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5]+[.M5]+[.L5]+[.S5])/4" office:value-type="float" office:value="0.73125" calcext:value-type="float">
            <text:p>0.73125</text:p>
          </table:table-cell>
          <table:table-cell table:formula="of:=([.R5]+[.O5]+[.K5]+[.J5]*100+[.H5]+[.G5]+[.F5]+[.D5])/8" office:value-type="float" office:value="55.10125" calcext:value-type="float">
            <text:p>55.10125</text:p>
          </table:table-cell>
          <table:table-cell table:formula="of:=[.X5]/100*0.2+[.W5]*0.1+[.V5]*0.1+[.T5]*0.15+[.Q5]*0.15+[.P5]*0.15+[.I5]*0.15" office:value-type="float" office:value="0.782322065217391" calcext:value-type="float">
            <text:p>0.7823220652</text:p>
          </table:table-cell>
          <table:table-cell table:formula="of:=[.Y5]+0.02" office:value-type="float" office:value="0.802322065217391" calcext:value-type="float">
            <text:p>0.8023220652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Flores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table:formula="of:=94.67+5" office:value-type="float" office:value="99.67" calcext:value-type="float">
            <text:p>99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  <table:table-cell office:value-type="float" office:value="1" calcext:value-type="float">
            <text:p>1</text:p>
          </table:table-cell>
          <table:table-cell office:value-type="float" office:value="97.83" calcext:value-type="float">
            <text:p>97.83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98.76" calcext:value-type="float">
            <text:p>98.76</text:p>
          </table:table-cell>
          <table:table-cell table:formula="of:=14/20" office:value-type="float" office:value="0.7" calcext:value-type="float">
            <text:p>0.7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table:formula="of:=16.5/23" office:value-type="float" office:value="0.717391304347826" calcext:value-type="float">
            <text:p>0.7173913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6]+[.M6]+[.L6]+[.S6])/4" office:value-type="float" office:value="0.975" calcext:value-type="float">
            <text:p>0.975</text:p>
          </table:table-cell>
          <table:table-cell table:formula="of:=([.R6]+[.O6]+[.K6]+[.J6]*100+[.H6]+[.G6]+[.F6]+[.D6])/8" office:value-type="float" office:value="98.44875" calcext:value-type="float">
            <text:p>98.44875</text:p>
          </table:table-cell>
          <table:table-cell table:formula="of:=[.X6]/100*0.2+[.W6]*0.1+[.V6]*0.1+[.T6]*0.15+[.Q6]*0.15+[.P6]*0.15+[.I6]*0.15" office:value-type="float" office:value="0.862631195652174" calcext:value-type="float">
            <text:p>0.8626311957</text:p>
          </table:table-cell>
          <table:table-cell table:formula="of:=[.Y6]+0.02" office:value-type="float" office:value="0.882631195652174" calcext:value-type="float">
            <text:p>0.8826311957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14" calcext:value-type="float">
            <text:p>95.1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7.93" calcext:value-type="float">
            <text:p>97.93</text:p>
          </table:table-cell>
          <table:table-cell table:formula="of:=20/20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office:value-type="float" office:value="97.19" calcext:value-type="float">
            <text:p>97.19</text:p>
          </table:table-cell>
          <table:table-cell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7]+[.M7]+[.L7]+[.S7])/4" office:value-type="float" office:value="1" calcext:value-type="float">
            <text:p>1</text:p>
          </table:table-cell>
          <table:table-cell table:formula="of:=([.R7]+[.O7]+[.K7]+[.J7]*100+[.H7]+[.G7]+[.F7]+[.D7])/8" office:value-type="float" office:value="95.47375" calcext:value-type="float">
            <text:p>95.47375</text:p>
          </table:table-cell>
          <table:table-cell table:formula="of:=[.X7]/100*0.2+[.W7]*0.1+[.V7]*0.1+[.T7]*0.15+[.Q7]*0.15+[.P7]*0.15+[.I7]*0.15" office:value-type="float" office:value="0.977904021739131" calcext:value-type="float">
            <text:p>0.9779040217</text:p>
          </table:table-cell>
          <table:table-cell table:formula="of:=[.Y7]+0.02" office:value-type="float" office:value="0.99790402173913" calcext:value-type="float">
            <text:p>0.9979040217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Matsuoka</text:p>
          </table:table-cell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8]+[.M8]+[.L8]+[.S8])/4" office:value-type="float" office:value="0" calcext:value-type="float">
            <text:p>0</text:p>
          </table:table-cell>
          <table:table-cell table:formula="of:=([.R8]+[.O8]+[.K8]+[.J8]*100+[.H8]+[.G8]+[.F8]+[.D8])/8" office:value-type="float" office:value="20.3075" calcext:value-type="float">
            <text:p>20.3075</text:p>
          </table:table-cell>
          <table:table-cell table:formula="of:=[.X8]/100*0.2+[.W8]*0.1+[.V8]*0.1+[.T8]*0.15+[.Q8]*0.15+[.P8]*0.15+[.I8]*0.15" office:value-type="float" office:value="0.140615" calcext:value-type="float">
            <text:p>0.140615</text:p>
          </table:table-cell>
          <table:table-cell table:formula="of:=[.Y8]+0.02" office:value-type="float" office:value="0.160615" calcext:value-type="float">
            <text:p>0.160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utz</text:p>
          </table:table-cell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.5+10)/20"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table:formula="of:=13/20" office:value-type="float" office:value="0.65" calcext:value-type="float">
            <text:p>0.65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98.76" calcext:value-type="float">
            <text:p>98.76</text:p>
          </table:table-cell>
          <table:table-cell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9]+[.M9]+[.L9]+[.S9])/4" office:value-type="float" office:value="0.975" calcext:value-type="float">
            <text:p>0.975</text:p>
          </table:table-cell>
          <table:table-cell table:formula="of:=([.R9]+[.O9]+[.K9]+[.J9]*100+[.H9]+[.G9]+[.F9]+[.D9])/8" office:value-type="float" office:value="85.29" calcext:value-type="float">
            <text:p>85.29</text:p>
          </table:table-cell>
          <table:table-cell table:formula="of:=[.X9]/100*0.2+[.W9]*0.1+[.V9]*0.1+[.T9]*0.15+[.Q9]*0.15+[.P9]*0.15+[.I9]*0.15" office:value-type="float" office:value="0.857400652173913" calcext:value-type="float">
            <text:p>0.8574006522</text:p>
          </table:table-cell>
          <table:table-cell table:formula="of:=[.Y9]+0.02" office:value-type="float" office:value="0.877400652173913" calcext:value-type="float">
            <text:p>0.8774006522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Welch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23" calcext:value-type="float">
            <text:p>95.23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14/15" office:value-type="float" office:value="0.933333333333333" calcext:value-type="float">
            <text:p>0.9333333333</text:p>
          </table:table-cell>
          <table:table-cell office:value-type="float" office:value="96.67" calcext:value-type="float">
            <text:p>96.67</text:p>
          </table:table-cell>
          <table:table-cell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10]+[.M10]+[.L10]+[.S10])/4" office:value-type="float" office:value="1" calcext:value-type="float">
            <text:p>1</text:p>
          </table:table-cell>
          <table:table-cell table:formula="of:=([.R10]+[.O10]+[.K10]+[.J10]*100+[.H10]+[.G10]+[.F10]+[.D10])/8" office:value-type="float" office:value="97.78375" calcext:value-type="float">
            <text:p>97.78375</text:p>
          </table:table-cell>
          <table:table-cell table:formula="of:=[.X10]/100*0.2+[.W10]*0.1+[.V10]*0.1+[.T10]*0.15+[.Q10]*0.15+[.P10]*0.15+[.I10]*0.15" office:value-type="float" office:value="0.96127402173913" calcext:value-type="float">
            <text:p>0.9612740217</text:p>
          </table:table-cell>
          <table:table-cell table:formula="of:=[.Y10]+0.02" office:value-type="float" office:value="0.981274021739131" calcext:value-type="float">
            <text:p>0.9812740217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ildan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5-13">00/00/0000</text:date>, <text:time style:data-style-name="N2" text:time-value="19:28:49.24679592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5-13T19:29:41.451269926</dc:date>
    <meta:editing-duration>PT4H2M30S</meta:editing-duration>
    <meta:editing-cycles>46</meta:editing-cycles>
    <meta:document-statistic meta:table-count="1" meta:cell-count="279" meta:object-count="0"/>
  </office:meta>
</office:document-meta>
</file>